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8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<text:span text:style-name="T1">Mediah 1</text:span>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 table:number-rows-repeated="10">
          <table:table-cell table:style-name="ce3" table:number-columns-repeated="3"/>
          <table:table-cell table:style-name="ce7"/>
          <table:table-cell table:style-name="ce3"/>
          <table:table-cell table:style-name="ce11"/>
          <table:table-cell table:style-name="ce3" table:number-columns-repeated="8"/>
          <table:table-cell table:style-name="ce4" table:number-columns-repeated="4"/>
        </table:table-row>
        <table:table-row table:style-name="ro3" table:number-rows-repeated="28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6:56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6:56:15.49</dc:date>
    <meta:editing-duration>PT15H53M37S</meta:editing-duration>
    <meta:editing-cycles>74</meta:editing-cycles>
    <meta:generator>OpenOffice/4.1.7$Win32 OpenOffice.org_project/417m1$Build-9800</meta:generator>
    <dc:title>BDO Comercio imperial - Jupyter Notebook</dc:title>
    <meta:document-statistic meta:table-count="3" meta:cell-count="676" meta:object-count="0"/>
  </office:meta>
</office:document-meta>
</file>